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solid" style:text-underline-width="auto" style:text-underline-color="font-color" fo:font-weight="bold" officeooo:rsid="00050113" officeooo:paragraph-rsid="00050113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2pt" style:text-underline-style="none" fo:font-weight="normal" officeooo:rsid="00050113" officeooo:paragraph-rsid="00050113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style:text-underline-style="solid" style:text-underline-width="auto" style:text-underline-color="font-color" fo:font-weight="normal" officeooo:rsid="00050113" officeooo:paragraph-rsid="00050113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style:text-underline-style="solid" style:text-underline-width="auto" style:text-underline-color="font-color" fo:font-weight="bold" officeooo:rsid="0007fd87" officeooo:paragraph-rsid="0007fd87" style:font-size-asian="10.5pt" style:font-weight-asian="bold" style:font-size-complex="12pt" style:font-weight-complex="bold"/>
    </style:style>
    <style:style style:name="P5" style:family="paragraph" style:parent-style-name="Header">
      <style:paragraph-properties fo:text-align="center" style:justify-single-word="false"/>
      <style:text-properties fo:font-size="22pt" fo:font-weight="bold" officeooo:rsid="0007fd87" officeooo:paragraph-rsid="0007fd87" style:font-size-asian="22pt" style:font-weight-asian="bold" style:font-size-complex="22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officeooo:rsid="0009b211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ersion mobile :</text:p>
      <text:p text:style-name="P2"/>
      <text:p text:style-name="P2"><text:span text:style-name="T1">Premier cadre :</text:span> Affichage de l’identité et coordonnées + métiers et permis ( le tout séparé sur 2 cadres ) ;</text:p>
      <text:p text:style-name="P3"/>
      <text:p text:style-name="P3">Deuxième cadre :<text:span text:style-name="T2"> Cadre sous forme d’onglet, compétences tranférables acquéries, quand on clic sur le « + », étend la zone d’affichage pour faire apparaître les compétences . Un clic sur le « - » rétréci la zone pour remettre en forme d’onglet.</text:span></text:p>
      <text:p text:style-name="P3"><text:span text:style-name="T2"/></text:p>
      <text:p text:style-name="P3">Troisième cadre :<text:span text:style-name="T2"> Cadre sous forme d’onglet, compétences du métier de Dev, quand on clic sur le « + », étend la zone d’affichage pour faire apparaître les compétences . Un clic sur le « - » rétréci la zone pour remettre en forme d’onglet.</text:span></text:p>
      <text:p text:style-name="P3"><text:span text:style-name="T2"/></text:p>
      <text:p text:style-name="P3">Quatrième cadre :<text:span text:style-name="T2"> Cadre sous forme d’onglet , expériences des métiers exercés, quand on clic sur le « + », étend la zone d’affichage pour faire apparaître les compétences . Un clic sur le « - » rétréci la zone pour remettre en forme d’onglet.</text:span></text:p>
      <text:p text:style-name="P3"><text:span text:style-name="T2"/></text:p>
      <text:p text:style-name="P3">Cinquième cadre :<text:span text:style-name="T2"> Cadre sous forme d’onglet, Formations effectuées, quand on clic sur le « + », étend la zone d’affichage pour faire apparaître les compétences . Un clic sur le « - » rétréci la zone pour remettre en forme d’onglet.</text:span></text:p>
      <text:p text:style-name="P3"><text:span text:style-name="T2"/></text:p>
      <text:p text:style-name="P3">Footer :<text:span text:style-name="T2"> Présence des liens vers GitHub, Linkedin, lien pour contact.</text:span></text:p>
      <text:p text:style-name="P3"><text:span text:style-name="T2"/></text:p>
      <text:p text:style-name="P1">Version Desktop :</text:p>
      <text:p text:style-name="P1"><text:span text:style-name="T3"/></text:p>
      <text:p text:style-name="P4"><text:span text:style-name="T3">Disposition d’un Curriculum Vitae classique, juste mise en lien des H2 ( ou H3 ), affichage du texte au clic dessus ( effet de hover pour monter qu’il faut cliquer ) .</text:span></text:p>
      <text:p text:style-name="P4"><text:span text:style-name="T3"/></text:p>
      <text:p text:style-name="P4"><text:span text:style-name="T3">A déterminer si affichage style « Puissance 4 », avec apparition du texte par le haut ou affichage du texte suivant un setinterval, phrase par phrase, </text:span><text:span text:style-name="T4">avec un effet sur les lettr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22pt" fo:font-weight="bold" officeooo:rsid="0007fd87" officeooo:paragraph-rsid="0007fd87" style:font-size-asian="22pt" style:font-weight-asian="bold" style:font-size-complex="22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Curriculum Vita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12:16:53.402791989</meta:creation-date>
    <dc:date>2018-11-19T13:38:45.968292732</dc:date>
    <meta:editing-duration>PT51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1" meta:paragraph-count="11" meta:word-count="279" meta:character-count="1528" meta:non-whitespace-character-count="1260"/>
  </office:meta>
</office:document-meta>
</file>